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1019.99pt"/>
    </style:style>
    <style:style style:name="co8" style:family="table-column">
      <style:table-column-properties fo:break-before="auto" style:column-width="178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9006024096385542, 0.9006024096385542, 0.9006024096385542, 0.9006024096385542, 0.9006024096385542, 0.9006024096385542, 0.9006024096385542, 0.9006024096385542, 0.9006024096385542, 0.9006024096385542]</text:p>
          </table:table-cell>
          <table:table-cell office:value-type="string" calcext:value-type="string">
            <text:p>[66, 66, 66, 66, 66, 66, 66, 66, 66, 66]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240853658536585" calcext:value-type="float">
            <text:p>0.240853658536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2611275964391692]</text:p>
          </table:table-cell>
          <table:table-cell office:value-type="string" calcext:value-type="string">
            <text:p>[9]</text:p>
          </table:table-cell>
          <table:table-cell office:value-type="float" office:value="0.240853658536585" calcext:value-type="float">
            <text:p>0.240853658536585</text:p>
          </table:table-cell>
          <table:table-cell table:number-columns-repeated="8" office:value-type="float" office:value="0.240853658536585" calcext:value-type="float">
            <text:p>0.240853658536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249609984399376" calcext:value-type="float">
            <text:p>0.249609984399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2723146747352496]</text:p>
          </table:table-cell>
          <table:table-cell office:value-type="string" calcext:value-type="string">
            <text:p>[11]</text:p>
          </table:table-cell>
          <table:table-cell office:value-type="float" office:value="0.249609984399376" calcext:value-type="float">
            <text:p>0.249609984399376</text:p>
          </table:table-cell>
          <table:table-cell table:number-columns-repeated="8" office:value-type="float" office:value="0.249609984399376" calcext:value-type="float">
            <text:p>0.249609984399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402758620689655" calcext:value-type="float">
            <text:p>0.402758620689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669590643274854]</text:p>
          </table:table-cell>
          <table:table-cell office:value-type="string" calcext:value-type="string">
            <text:p>[15]</text:p>
          </table:table-cell>
          <table:table-cell table:number-columns-repeated="9" office:value-type="float" office:value="0.402758620689655" calcext:value-type="float">
            <text:p>0.402758620689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438957475994513" calcext:value-type="float">
            <text:p>0.438957475994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002932551319648]</text:p>
          </table:table-cell>
          <table:table-cell office:value-type="string" calcext:value-type="string">
            <text:p>[24]</text:p>
          </table:table-cell>
          <table:table-cell table:number-columns-repeated="9" office:value-type="float" office:value="0.438957475994513" calcext:value-type="float">
            <text:p>0.438957475994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5672514619883]</text:p>
          </table:table-cell>
          <table:table-cell office:value-type="string" calcext:value-type="string">
            <text:p>[44]</text:p>
          </table:table-cell>
          <table:table-cell office:value-type="float" office:value="0.0036231884057971" calcext:value-type="float">
            <text:p>0.0036231884057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44927536231884" calcext:value-type="float">
            <text:p>0.014492753623188</text:p>
          </table:table-cell>
          <table:table-cell office:value-type="float" office:value="0.0434782608695652" calcext:value-type="float">
            <text:p>0.0434782608695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15300546448087" calcext:value-type="float">
            <text:p>0.41530054644808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', '3', '4']</text:p>
          </table:table-cell>
          <table:table-cell office:value-type="string" calcext:value-type="string">
            <text:p>[0.3751824817518248, 0.3751824817518248, 0.3751824817518248]</text:p>
          </table:table-cell>
          <table:table-cell office:value-type="string" calcext:value-type="string">
            <text:p>[16, 16, 16]</text:p>
          </table:table-cell>
          <table:table-cell office:value-type="float" office:value="0.413220565001232" calcext:value-type="float">
            <text:p>0.413220565001232</text:p>
          </table:table-cell>
          <table:table-cell table:number-columns-repeated="4" office:value-type="float" office:value="0.411140583554377" calcext:value-type="float">
            <text:p>0.411140583554377</text:p>
          </table:table-cell>
          <table:table-cell table:number-columns-repeated="4" office:value-type="float" office:value="0.415300546448087" calcext:value-type="float">
            <text:p>0.415300546448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452296819787986" calcext:value-type="float">
            <text:p>0.4522968197879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172932330827068]</text:p>
          </table:table-cell>
          <table:table-cell office:value-type="string" calcext:value-type="string">
            <text:p>[7]</text:p>
          </table:table-cell>
          <table:table-cell table:number-columns-repeated="9" office:value-type="float" office:value="0.452296819787986" calcext:value-type="float">
            <text:p>0.452296819787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418604651162791" calcext:value-type="float">
            <text:p>0.418604651162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3628318584070804]</text:p>
          </table:table-cell>
          <table:table-cell office:value-type="string" calcext:value-type="string">
            <text:p>[12]</text:p>
          </table:table-cell>
          <table:table-cell office:value-type="float" office:value="0.418348304007219" calcext:value-type="float">
            <text:p>0.418348304007219</text:p>
          </table:table-cell>
          <table:table-cell office:value-type="float" office:value="0.418399573438333" calcext:value-type="float">
            <text:p>0.418399573438333</text:p>
          </table:table-cell>
          <table:table-cell office:value-type="float" office:value="0.418604651162791" calcext:value-type="float">
            <text:p>0.418604651162791</text:p>
          </table:table-cell>
          <table:table-cell office:value-type="float" office:value="0.418194495713876" calcext:value-type="float">
            <text:p>0.418194495713876</text:p>
          </table:table-cell>
          <table:table-cell office:value-type="float" office:value="0.418604651162791" calcext:value-type="float">
            <text:p>0.418604651162791</text:p>
          </table:table-cell>
          <table:table-cell office:value-type="float" office:value="0.418399573438333" calcext:value-type="float">
            <text:p>0.418399573438333</text:p>
          </table:table-cell>
          <table:table-cell office:value-type="float" office:value="0.418604651162791" calcext:value-type="float">
            <text:p>0.418604651162791</text:p>
          </table:table-cell>
          <table:table-cell office:value-type="float" office:value="0.418399573438333" calcext:value-type="float">
            <text:p>0.418399573438333</text:p>
          </table:table-cell>
          <table:table-cell office:value-type="float" office:value="0.418604651162791" calcext:value-type="float">
            <text:p>0.4186046511627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497435897435897" calcext:value-type="float">
            <text:p>0.4974358974358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269005847953216]</text:p>
          </table:table-cell>
          <table:table-cell office:value-type="string" calcext:value-type="string">
            <text:p>[13]</text:p>
          </table:table-cell>
          <table:table-cell office:value-type="float" office:value="0.496410471159215" calcext:value-type="float">
            <text:p>0.496410471159215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4974874371859" calcext:value-type="float">
            <text:p>0.494974874371859</text:p>
          </table:table-cell>
          <table:table-cell office:value-type="float" office:value="0.495795215393205" calcext:value-type="float">
            <text:p>0.495795215393205</text:p>
          </table:table-cell>
          <table:table-cell table:number-columns-repeated="5" office:value-type="float" office:value="0.497435897435897" calcext:value-type="float">
            <text:p>0.4974358974358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97744360902256" calcext:value-type="float">
            <text:p>0.597744360902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892601431980907]</text:p>
          </table:table-cell>
          <table:table-cell office:value-type="string" calcext:value-type="string">
            <text:p>[10]</text:p>
          </table:table-cell>
          <table:table-cell office:value-type="float" office:value="0.597744360902255" calcext:value-type="float">
            <text:p>0.597744360902255</text:p>
          </table:table-cell>
          <table:table-cell table:number-columns-repeated="8" office:value-type="float" office:value="0.597744360902256" calcext:value-type="float">
            <text:p>0.597744360902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547770700636943" calcext:value-type="float">
            <text:p>0.5477707006369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7738853503184714]</text:p>
          </table:table-cell>
          <table:table-cell office:value-type="string" calcext:value-type="string">
            <text:p>[87]</text:p>
          </table:table-cell>
          <table:table-cell office:value-type="float" office:value="0.470712069515151" calcext:value-type="float">
            <text:p>0.470712069515151</text:p>
          </table:table-cell>
          <table:table-cell table:number-columns-repeated="2" office:value-type="float" office:value="0.463309352517986" calcext:value-type="float">
            <text:p>0.463309352517986</text:p>
          </table:table-cell>
          <table:table-cell office:value-type="float" office:value="0.492920220506649" calcext:value-type="float">
            <text:p>0.492920220506649</text:p>
          </table:table-cell>
          <table:table-cell office:value-type="float" office:value="0.547770700636943" calcext:value-type="float">
            <text:p>0.547770700636943</text:p>
          </table:table-cell>
          <table:table-cell table:number-columns-repeated="4" office:value-type="float" office:value="0.463309352517986" calcext:value-type="float">
            <text:p>0.4633093525179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19491525423729" calcext:value-type="float">
            <text:p>0.4194915254237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5988286969253295]</text:p>
          </table:table-cell>
          <table:table-cell office:value-type="string" calcext:value-type="string">
            <text:p>[72]</text:p>
          </table:table-cell>
          <table:table-cell office:value-type="float" office:value="0.416101826586142" calcext:value-type="float">
            <text:p>0.416101826586142</text:p>
          </table:table-cell>
          <table:table-cell office:value-type="float" office:value="0.414246999612853" calcext:value-type="float">
            <text:p>0.414246999612853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0.414756175854247" calcext:value-type="float">
            <text:p>0.414756175854247</text:p>
          </table:table-cell>
          <table:table-cell office:value-type="float" office:value="0.417344173441734" calcext:value-type="float">
            <text:p>0.417344173441734</text:p>
          </table:table-cell>
          <table:table-cell office:value-type="float" office:value="0.418059957435733" calcext:value-type="float">
            <text:p>0.418059957435733</text:p>
          </table:table-cell>
          <table:table-cell office:value-type="float" office:value="0.419491525423729" calcext:value-type="float">
            <text:p>0.419491525423729</text:p>
          </table:table-cell>
          <table:table-cell table:number-columns-repeated="2" office:value-type="float" office:value="0.417344173441734" calcext:value-type="float">
            <text:p>0.4173441734417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476614699331848" calcext:value-type="float">
            <text:p>0.4766146993318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6554252199413491]</text:p>
          </table:table-cell>
          <table:table-cell office:value-type="string" calcext:value-type="string">
            <text:p>[90]</text:p>
          </table:table-cell>
          <table:table-cell office:value-type="float" office:value="0.465614873189977" calcext:value-type="float">
            <text:p>0.465614873189977</text:p>
          </table:table-cell>
          <table:table-cell office:value-type="float" office:value="0.463135908897403" calcext:value-type="float">
            <text:p>0.463135908897403</text:p>
          </table:table-cell>
          <table:table-cell office:value-type="float" office:value="0.463541666666667" calcext:value-type="float">
            <text:p>0.463541666666667</text:p>
          </table:table-cell>
          <table:table-cell office:value-type="float" office:value="0.467950457797493" calcext:value-type="float">
            <text:p>0.467950457797493</text:p>
          </table:table-cell>
          <table:table-cell office:value-type="float" office:value="0.476614699331848" calcext:value-type="float">
            <text:p>0.476614699331848</text:p>
          </table:table-cell>
          <table:table-cell office:value-type="float" office:value="0.467831459398344" calcext:value-type="float">
            <text:p>0.467831459398344</text:p>
          </table:table-cell>
          <table:table-cell office:value-type="float" office:value="0.46927374301676" calcext:value-type="float">
            <text:p>0.46927374301676</text:p>
          </table:table-cell>
          <table:table-cell table:number-columns-repeated="2" office:value-type="float" office:value="0.463541666666667" calcext:value-type="float">
            <text:p>0.463541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40766073871409" calcext:value-type="float">
            <text:p>0.40766073871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660322108345535]</text:p>
          </table:table-cell>
          <table:table-cell office:value-type="string" calcext:value-type="string">
            <text:p>[17]</text:p>
          </table:table-cell>
          <table:table-cell office:value-type="float" office:value="0.40766073871409" calcext:value-type="float">
            <text:p>0.40766073871409</text:p>
          </table:table-cell>
          <table:table-cell table:number-columns-repeated="8" office:value-type="float" office:value="0.40766073871409" calcext:value-type="float">
            <text:p>0.40766073871409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373905196022221" calcext:value-type="float">
            <text:p>0.373905196022221</text:p>
          </table:table-cell>
          <table:table-cell table:number-columns-repeated="5"/>
          <table:table-cell table:formula="of:=AVERAGE([.I2:.I16])" office:value-type="float" office:value="0.36492753045928" calcext:value-type="float">
            <text:p>0.36492753045928</text:p>
          </table:table-cell>
          <table:table-cell table:formula="of:=AVERAGE([.J2:.J16])" office:value-type="float" office:value="0.363672596761152" calcext:value-type="float">
            <text:p>0.363672596761152</text:p>
          </table:table-cell>
          <table:table-cell table:formula="of:=AVERAGE([.K2:.K16])" office:value-type="float" office:value="0.363919797382658" calcext:value-type="float">
            <text:p>0.363919797382658</text:p>
          </table:table-cell>
          <table:table-cell table:formula="of:=AVERAGE([.L2:.L16])" office:value-type="float" office:value="0.366042587189621" calcext:value-type="float">
            <text:p>0.366042587189621</text:p>
          </table:table-cell>
          <table:table-cell table:formula="of:=AVERAGE([.M2:.M16])" office:value-type="float" office:value="0.370586157639203" calcext:value-type="float">
            <text:p>0.370586157639203</text:p>
          </table:table-cell>
          <table:table-cell table:formula="of:=AVERAGE([.N2:.N16])" office:value-type="float" office:value="0.364681229713256" calcext:value-type="float">
            <text:p>0.364681229713256</text:p>
          </table:table-cell>
          <table:table-cell table:formula="of:=AVERAGE([.O2:.O16])" office:value-type="float" office:value="0.364886491668647" calcext:value-type="float">
            <text:p>0.364886491668647</text:p>
          </table:table-cell>
          <table:table-cell table:formula="of:=AVERAGE([.P2:.P16])" office:value-type="float" office:value="0.36531370817309" calcext:value-type="float">
            <text:p>0.36531370817309</text:p>
          </table:table-cell>
          <table:table-cell table:formula="of:=AVERAGE([.Q2:.Q16])" office:value-type="float" office:value="0.367259747171146" calcext:value-type="float">
            <text:p>0.367259747171146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597744360902256" calcext:value-type="float">
            <text:p>0.59774436090225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7038193657951" calcext:value-type="float">
            <text:p>0.1703819365795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8T10:26:42.837107509</dc:date>
    <meta:editing-duration>PT2M23S</meta:editing-duration>
    <meta:editing-cycles>1</meta:editing-cycles>
    <meta:document-statistic meta:table-count="1" meta:cell-count="288" meta:object-count="0"/>
    <meta:generator>LibreOffice/6.0.7.3$Linux_X86_64 LibreOffice_project/00m0$Build-3</meta:generator>
  </office:meta>
</office:document-meta>
</file>